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Finding the Lion</text:h>
      <text:p text:style-name="Text_20_body">Tonight, as I look up, the stars<text:line-break/>hide themselves in shame. There is no moon.<text:line-break/>The sky is black, like my desk,</text:p>
      <text:p text:style-name="Text_20_body">nothing like a raven. The streetlights<text:line-break/>look on the scene disinterested.<text:line-break/>They have their own small gossips of the dark.</text:p>
      <text:p text:style-name="Text_20_body">I came here to find the Lion, old<text:line-break/>friend, but he will not show his flanks, his<text:line-break/>paws, his shoulders, his mane. I</text:p>
      <text:p text:style-name="Text_20_body">can hear him laughing from his hiding-place<text:line-break/>behind the moon, nonexistent, under<text:line-break/>the cold dead earth. The mountain is in front</text:p>
      <text:p text:style-name="Text_20_body">of me now, a hole of stars daring me<text:line-break/>to pierce it with my sight. The lion's still<text:line-break/>laughing; the streetlamps talk about</text:p>
      <text:p text:style-name="Text_20_body">me amongst themselves, and go out. There<text:line-break/>never was any lion, they tell me.<text:line-break/>You only hear the wind on the mount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nding the Lion</dc:title>
  </office:meta>
</office:document-meta>
</file>